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81.9pt" table:align="margins"/>
    </style:style>
    <style:style style:name="Table2.A" style:family="table-column">
      <style:table-column-properties style:column-width="240.95pt" style:rel-column-width="32767*"/>
    </style:style>
    <style:style style:name="Table2.B" style:family="table-column">
      <style:table-column-properties style:column-width="240.95pt" style:rel-column-width="32768*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B1" style:family="table-cell">
      <style:table-cell-properties fo:padding="2.75pt" fo:border="0.05pt solid #000000"/>
    </style:style>
    <style:style style:name="Table1" style:family="table">
      <style:table-properties style:width="481.9pt" table:align="margins"/>
    </style:style>
    <style:style style:name="Table1.A" style:family="table-column">
      <style:table-column-properties style:column-width="481.9pt" style:rel-column-width="65535*"/>
    </style:style>
    <style:style style:name="Table1.A1" style:family="table-cell">
      <style:table-cell-properties fo:padding="2.75pt" fo:border="0.05pt solid #000000"/>
    </style:style>
    <style:style style:name="Table1.A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d46d" officeooo:paragraph-rsid="0009d46d"/>
    </style:style>
    <style:style style:name="P2" style:family="paragraph" style:parent-style-name="Text_20_body">
      <style:paragraph-properties fo:line-height="100%"/>
      <style:text-properties fo:font-size="10pt" officeooo:rsid="00085681" officeooo:paragraph-rsid="0009d46d" style:font-size-asian="10pt" style:font-size-complex="10pt"/>
    </style:style>
    <style:style style:name="P3" style:family="paragraph" style:parent-style-name="Text_20_body">
      <style:paragraph-properties fo:line-height="100%"/>
      <style:text-properties fo:font-size="10pt" officeooo:rsid="0009d46d" officeooo:paragraph-rsid="0009d46d" style:font-size-asian="10pt" style:font-size-complex="10pt"/>
    </style:style>
    <style:style style:name="P4" style:family="paragraph" style:parent-style-name="Text_20_body" style:list-style-name="L1">
      <style:paragraph-properties fo:line-height="100%"/>
      <style:text-properties fo:font-size="10pt" officeooo:rsid="00085681" officeooo:paragraph-rsid="0009d46d" style:font-size-asian="10pt" style:font-size-complex="10pt"/>
    </style:style>
    <style:style style:name="P5" style:family="paragraph" style:parent-style-name="Text_20_body" style:list-style-name="L2">
      <style:paragraph-properties fo:line-height="100%"/>
      <style:text-properties fo:font-size="10pt" officeooo:rsid="0009d46d" officeooo:paragraph-rsid="0009d46d" style:font-size-asian="10pt" style:font-size-complex="10pt"/>
    </style:style>
    <style:style style:name="P6" style:family="paragraph" style:parent-style-name="Text_20_body">
      <style:text-properties fo:font-size="10pt" officeooo:rsid="00054ebe" officeooo:paragraph-rsid="00054ebe" style:font-size-asian="10pt" style:font-size-complex="10pt"/>
    </style:style>
    <style:style style:name="P7" style:family="paragraph" style:parent-style-name="Text_20_body">
      <style:text-properties officeooo:rsid="00054ebe" officeooo:paragraph-rsid="00054eb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efan Kasberger: +43 </text:p>
      <text:p text:style-name="P7"><text:span text:style-name="T4">Michael Maier: +43 </text:span></text:p>
      <text:h text:style-name="Heading_20_1" text:outline-level="1">Attribute</text:h>
      <text:p text:style-name="P1">Küche: nur Hauptart, z. B. Pizza, Asiatische, Griechisch, Sushi, <text:span text:style-name="T1">Kebab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Rauchen</text:p>
            <text:list xml:id="list2468286974499197432" text:style-name="L1">
              <text:list-item>
                <text:p text:style-name="P4"><text:span text:style-name="T2">y</text:span>es: ganzes Rest.</text:p>
              </text:list-item>
              <text:list-item>
                <text:p text:style-name="P4"><text:span text:style-name="T2">n</text:span>o: nirgends</text:p>
              </text:list-item>
              <text:list-item>
                <text:p text:style-name="P4"><text:span text:style-name="T2">s</text:span>eperated: keine wirksame Trennung</text:p>
              </text:list-item>
              <text:list-item>
                <text:p text:style-name="P4"><text:span text:style-name="T2">i</text:span>solated: wirksame Trennung (Wände, geschl. Türe)</text:p>
              </text:list-item>
            </text:list>
          </table:table-cell>
          <table:table-cell table:style-name="Table2.B1" office:value-type="string">
            <text:p text:style-name="P3">Rollstuhl</text:p>
            <text:list xml:id="list7684529526577982767" text:style-name="L2">
              <text:list-item>
                <text:p text:style-name="P5"><text:span text:style-name="T2">y</text:span>es: Eingang stufenlos, Räume stufenlos erreichbar, Toiletten rollstuhlgerecht</text:p>
              </text:list-item>
              <text:list-item>
                <text:p text:style-name="P5"><text:span text:style-name="T2">l</text:span>imited: Eingang Stufe ist &lt;7cm (Hand breit), wicht. Räume stufenlos erreichbar, Toilette nicht rollstuhlgerecht</text:p>
              </text:list-item>
              <text:list-item>
                <text:p text:style-name="P5"><text:span text:style-name="T2">n</text:span>o: Stufe &gt;7cm, wicht. Räume nicht stufenlos erreichbar, Toiletten nicht rollstuhlgerecht</text:p>
              </text:list-item>
            </text:list>
          </table:table-cell>
        </table:table-row>
      </table:table>
      <text:h text:style-name="Heading_20_1" text:outline-level="1"/>
      <text:h text:style-name="Heading_20_1" text:outline-level="1">Notizen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6-03-23T21:52:44.480529825</meta:creation-date>
    <dc:date>2016-03-24T21:19:27.670650119</dc:date>
    <dc:creator>Stefan Kasberger</dc:creator>
    <meta:editing-duration>PT7M28S</meta:editing-duration>
    <meta:editing-cycles>8</meta:editing-cycles>
    <meta:generator>LibreOffice/4.2.8.2$Linux_X86_64 LibreOffice_project/420m0$Build-2</meta:generator>
    <meta:document-statistic meta:table-count="2" meta:image-count="0" meta:object-count="0" meta:page-count="1" meta:paragraph-count="14" meta:word-count="75" meta:character-count="542" meta:non-whitespace-character-count="485"/>
  </office:meta>
</office:document-meta>
</file>